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killNod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d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de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 style:data-style-name="N2" text:time-value="17:49:04.790749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22:01:40.203925953</meta:creation-date>
    <dc:date>2025-12-27T17:49:10.746775986</dc:date>
    <meta:editing-duration>PT58S</meta:editing-duration>
    <meta:editing-cycles>3</meta:editing-cycles>
    <meta:generator>LibreOffice/25.8.4.2$Linux_X86_64 LibreOffice_project/580$Build-2</meta:generator>
    <meta:document-statistic meta:table-count="1" meta:cell-count="8" meta:object-count="0"/>
  </office:meta>
</office:document-meta>
</file>